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4f9ce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1" fo:font-size="12pt" officeooo:rsid="0056e0bb" officeooo:paragraph-rsid="003fdc03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3fdc03" officeooo:paragraph-rsid="003fdc03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775582" officeooo:paragraph-rsid="0077558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" fo:font-size="12pt" style:text-underline-style="none" fo:font-weight="bold" officeooo:rsid="0056e0bb" officeooo:paragraph-rsid="003fdc03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style:text-underline-style="none" fo:font-weight="normal" style:font-weight-asian="normal" style:font-name-complex="DejaVu Sans Condensed2" style:font-weight-complex="normal"/>
    </style:style>
    <style:style style:name="P9" style:family="paragraph" style:parent-style-name="Standard" style:list-style-name="WWNum1">
      <style:paragraph-properties fo:margin-left="0.7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style:text-underline-style="none" fo:font-weight="normal" style:font-weight-asian="normal" style:font-name-complex="DejaVu Sans Condensed2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fdc03"/>
    </style:style>
    <style:style style:name="P1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Standard">
      <style:paragraph-properties fo:text-align="start" style:justify-single-word="false"/>
      <style:text-properties officeooo:paragraph-rsid="0088e5fd"/>
    </style:style>
    <style:style style:name="P13" style:family="paragraph" style:parent-style-name="Standard" style:list-style-name="WWNum1">
      <style:paragraph-properties fo:margin-left="1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8e5f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8e5f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ee85" style:font-weight-asian="bold" style:font-weight-complex="bold"/>
    </style:style>
    <style:style style:name="T3" style:family="text">
      <style:text-properties style:text-line-through-style="none" style:text-line-through-type="none" fo:font-size="12pt" style:text-underline-style="none" fo:font-weight="bold" officeooo:rsid="003fdc03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style:text-underline-style="none" fo:font-weight="normal" officeooo:rsid="003fdc03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style:text-underline-style="none" fo:font-weight="bold" style:font-weight-asian="bold" style:font-name-complex="DejaVu Sans Condensed2" style:font-weight-complex="bold"/>
    </style:style>
    <style:style style:name="T6" style:family="text">
      <style:text-properties style:text-line-through-style="none" style:text-line-through-type="none" style:font-name="DejaVu Sans Condensed" style:text-underline-style="none" fo:font-weight="normal" style:font-weight-asian="normal" style:font-name-complex="DejaVu Sans Condensed2" style:font-weight-complex="normal"/>
    </style:style>
    <style:style style:name="T7" style:family="text">
      <style:text-properties officeooo:rsid="0048ee85"/>
    </style:style>
    <style:style style:name="T8" style:family="text">
      <style:text-properties officeooo:rsid="006bf369"/>
    </style:style>
    <style:style style:name="T9" style:family="text">
      <style:text-properties officeooo:rsid="004e1a5e"/>
    </style:style>
    <style:style style:name="T10" style:family="text">
      <style:text-properties style:font-name="DejaVu Sans Condensed1" fo:font-size="12pt" fo:font-weight="bold" officeooo:rsid="006a599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7514fe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5822d0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888579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15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C1" office:value-type="string">
            <text:p text:style-name="P15">3xx - Flight</text:p>
          </table:table-cell>
          <table:table-cell table:style-name="Table1.B1" office:value-type="string">
            <text:p text:style-name="P15">4xx - A2A</text:p>
          </table:table-cell>
          <table:table-cell table:style-name="Table1.B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2"><text:span text:style-name="T10">3</text:span><text:span text:style-name="T11">0</text:span><text:span text:style-name="T12">1</text:span><text:span text:style-name="T13"> - </text:span><text:span text:style-name="T10">Flight - </text:span><text:span text:style-name="T13">Takeoff, </text:span><text:span text:style-name="T14">Landing</text:span></text:p>
      <text:p text:style-name="P1"/>
      <text:p text:style-name="P2">Takeoff</text:p>
      <text:list text:style-name="L1">
        <text:list-item>
          <text:p text:style-name="P5">Check <text:span text:style-name="T1">canopy closed</text:span>, <text:span text:style-name="T1">speedbrakes closed</text:span>.</text:p>
        </text:list-item>
        <text:list-item>
          <text:p text:style-name="P5">Taxi to takeoff position, <text:span text:style-name="T8">b</text:span><text:span text:style-name="T9">rakes will hold full mil power.</text:span></text:p>
        </text:list-item>
        <text:list-item>
          <text:p text:style-name="P5">Take off with <text:span text:style-name="T1">full afterburner</text:span>.</text:p>
        </text:list-item>
        <text:list-item>
          <text:p text:style-name="P5"><text:span text:style-name="T7">Rotate around </text:span><text:span text:style-name="T2">130 kts</text:span><text:span text:style-name="T7">. <text:s/></text:span>Put <text:span text:style-name="T1">inverted T symbol on horizon</text:span> for 13 degree pitch up to avoid tailstrike.</text:p>
        </text:list-item>
        <text:list-item>
          <text:p text:style-name="P5">Gear up before <text:span text:style-name="T1">260 kts</text:span>.</text:p>
        </text:list-item>
        <text:list-item>
          <text:p text:style-name="P10"><text:span text:style-name="T3">Best climb speed</text:span><text:span text:style-name="T4"> is </text:span><text:span text:style-name="T3">0.80 Mach (heavy)</text:span><text:span text:style-name="T4"> to </text:span><text:span text:style-name="T3">0.90 Mach (clean)</text:span><text:span text:style-name="T4">.</text:span></text:p>
        </text:list-item>
      </text:list>
      <text:list text:style-name="L2">
        <text:list-item>
          <text:list>
            <text:list-item>
              <text:p text:style-name="P6">Mach shows on HUD once you're over Mach 0.60.</text:p>
            </text:list-item>
          </text:list>
        </text:list-item>
      </text:list>
      <text:p text:style-name="P3"/>
      <text:p text:style-name="P7">Landing</text:p>
      <text:list text:style-name="WWNum1">
        <text:list-item>
          <text:p text:style-name="P11"><text:span text:style-name="T5">PCA</text:span><text:span text:style-name="T6"> ... </text:span><text:span text:style-name="T5">APP</text:span><text:span text:style-name="T6"> (approach) (panel above left knee), shows yellow "S".</text:span></text:p>
        </text:list-item>
        <text:list-item>
          <text:p text:style-name="P8">To use precision blind approach system with airport outline: -- WIP</text:p>
          <text:list>
            <text:list-item>
              <text:p text:style-name="P9">Tune ILS to airport ILS frequency.</text:p>
            </text:list-item>
            <text:list-item>
              <text:p text:style-name="P9">Set altimeter to airport QFE??</text:p>
            </text:list-item>
            <text:list-item>
              <text:p text:style-name="P9">If you already have a waypoint at the airport, that should be all you need. <text:s/>If you don't have a waypoint:</text:p>
              <text:list>
                <text:list-item>
                  <text:p text:style-name="P13">Select a blank (all zeros) waypoint as PREP waypoint.</text:p>
                </text:list-item>
                <text:list-item>
                  <text:p text:style-name="P13">Set INS mode knob to CP/PD (cap désiré/pente désirée, desired heading and glideslope)</text:p>
                </text:list-item>
                <text:list-item>
                  <text:p text:style-name="P13">Left numbers are CP, right numbers are PD. <text:s/>Enter true (not magnetic) runway heading for CP, and 3.0 for PD (standard 3 degree glideslope)</text:p>
                </text:list-item>
                <text:list-item>
                  <text:p text:style-name="P13">Select current PREP waypoint as DEST.</text:p>
                </text:list-item>
              </text:list>
            </text:list-item>
          </text:list>
        </text:list-item>
        <text:list-item>
          <text:p text:style-name="P11"><text:span text:style-name="T6">Under </text:span><text:span text:style-name="T5">230 kts</text:span><text:span text:style-name="T6">, put down landing gear.</text:span></text:p>
        </text:list-item>
        <text:list-item>
          <text:p text:style-name="P8">Put velocity vector where you want to land.</text:p>
        </text:list-item>
        <text:list-item>
          <text:p text:style-name="P8">Throttle as needed to keep accel. chevrons within the approach AOA brackets, about 150-160 kts.</text:p>
        </text:list-item>
        <text:list-item>
          <text:p text:style-name="P8">Pitch trim as needed to keep velocity vector in AOA brackets, about 14 degrees.</text:p>
        </text:list-item>
        <text:list-item>
          <text:p text:style-name="P8">Maintain AOA on landing for aerobraking.</text:p>
        </text:list-item>
        <text:list-item>
          <text:p text:style-name="P11"><text:span text:style-name="T6">At 110 kts press </text:span><text:span text:style-name="T5">Autopilot Standby Mode</text:span><text:span text:style-name="T6"> (</text:span><text:span text:style-name="T5">Lower Gray Button</text:span><text:span text:style-name="T6">) to reset trim and allow nosewheel to come down. <text:s/></text:span><text:span text:style-name="T5">If you don't press the button</text:span><text:span text:style-name="T6">, you'll get a </text:span><text:span text:style-name="T5">Master Caution light and beep</text:span><text:span text:style-name="T6">. <text:s/>Press the Autopilot Standby Mode button at any time to clear the caution.</text:span></text:p>
        </text:list-item>
        <text:list-item>
          <text:p text:style-name="P8">Apply brakes, retract speedbrake, engage NWS under 40 kt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19M11S</meta:editing-duration>
    <meta:editing-cycles>104</meta:editing-cycles>
    <meta:generator>LibreOffice/7.5.2.2$Windows_X86_64 LibreOffice_project/53bb9681a964705cf672590721dbc85eb4d0c3a2</meta:generator>
    <dc:date>2024-03-30T14:44:06.655000000</dc:date>
    <meta:document-statistic meta:table-count="1" meta:image-count="0" meta:object-count="0" meta:page-count="1" meta:paragraph-count="32" meta:word-count="323" meta:character-count="1735" meta:non-whitespace-character-count="1462"/>
  </office:meta>
</office:document-meta>
</file>